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1.522cm" svg:x="6.208cm" svg:y="5.221cm" svg:viewBox="0 0 43993 41523" draw:points="0,41523 43993,41523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3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3" draw:text-style-name="P3" draw:layer="layout" svg:width="56.691cm" svg:height="8.749cm" svg:x="0cm" svg:y="5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3" draw:text-style-name="P3" draw:layer="layout" svg:width="56.726cm" svg:height="6.033cm" svg:x="0.035cm" svg:y="46.601cm" svg:viewBox="0 0 56727 6034" draw:points="0,6034 56727,6034 56727,0 0,0">
          <text:p/>
        </draw:polygon>
        <draw:polygon draw:style-name="gr1" draw:text-style-name="P1" draw:layer="layout" svg:width="56.726cm" svg:height="0.036cm" svg:x="0.035cm" svg:y="46.601cm" svg:viewBox="0 0 56727 37" draw:points="0,37 56727,37 56727,0 0,0">
          <text:p/>
        </draw:polygon>
        <draw:polygon draw:style-name="gr1" draw:text-style-name="P1" draw:layer="layout" svg:width="56.726cm" svg:height="0.035cm" svg:x="0.035cm" svg:y="52.599cm" svg:viewBox="0 0 56727 36" draw:points="0,36 56727,36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ath draw:style-name="gr1" draw:text-style-name="P1" draw:layer="layout" svg:width="3.87cm" svg:height="0.399cm" svg:x="26.474cm" svg:y="49.418cm" svg:viewBox="0 0 3871 400" svg:d="M301 122c0 37-12 66-36 88-24 21-56 32-98 32h-114v153h-53v-390h164c43 0 77 10 101 31 24 20 36 49 36 86zM248 123c0-50-30-75-91-75h-104v153h107c58 0 88-26 88-78zM383 395v-390h52v390zM533 395v-390h295v43h-242v125h226v42h-226v137h253v43zM1244 195c0 40-7 76-23 107-16 30-38 53-66 69-29 16-62 24-100 24h-145v-390h128c66 0 117 17 153 50s53 80 53 140zM1192 195c0-48-14-85-40-110-27-25-65-37-115-37h-74v304h86c29 0 54-6 75-18 22-13 39-31 50-54 12-25 18-53 18-85zM1808 195c0 40-7 76-23 107-16 30-38 53-66 69-29 16-62 24-100 24h-145v-390h128c66 0 117 17 153 50 35 33 53 80 53 140zM1755 195c0-48-13-85-39-110-27-25-65-37-115-37h-74v304h86c29 0 54-6 75-18 22-13 38-31 50-54 12-25 17-53 17-85zM1881 395v-390h295v43h-242v125h225v42h-225v137h253v43zM2716 122c0 37-12 66-36 88-24 21-57 32-98 32h-115v153h-53v-390h165c43 0 77 10 101 31 24 20 36 49 36 86zM2663 123c0-50-30-75-91-75h-105v153h107c59 0 89-26 89-78zM3025 395l-44-114h-177l-45 114h-54l158-390h60l156 390zM2892 45l-2 8c-5 15-11 35-21 59l-49 127h145l-50-128c-5-13-10-27-15-43zM3109 197c0-62 16-111 50-146 34-34 81-51 143-51 42 0 77 7 104 21 27 15 48 38 63 70l-51 15c-11-22-26-38-45-48-20-10-44-15-73-15-44 0-79 13-102 40-24 27-36 65-36 114 0 50 13 89 38 118 25 28 60 42 104 42 26 0 49-4 71-11 22-8 40-19 53-32v-71h-115v-44h164v135c-21 21-46 37-76 49-29 11-62 17-97 17-41 0-76-8-105-24s-52-40-67-70c-16-31-23-67-23-109zM3565 395v-390h295v43h-242v125h225v42h-225v137h253v43z">
          <text:p/>
        </draw:path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ath draw:style-name="gr1" draw:text-style-name="P1" draw:layer="layout" svg:width="2.725cm" svg:height="0.472cm" svg:x="27.982cm" svg:y="17.596cm" svg:viewBox="0 0 2726 473" svg:d="M359 168c0 28-6 53-19 75-13 23-31 40-55 52s-52 18-85 18h-109v154h-91v-438h196c52 0 93 12 121 36 28 25 42 59 42 103zM267 170c0-46-27-69-81-69h-95v141h97c26 0 45-6 59-18 14-13 20-31 20-54zM431 467v-257c0-19 0-34-1-46 0-12 0-23-1-33h83c0 4 1 15 2 34s2 31 2 38h1c8-24 16-40 23-50 6-9 14-17 23-21 9-5 21-7 34-7 11 0 20 1 27 4v73c-13-3-26-4-37-4-22 0-38 8-50 26-12 17-18 43-18 78v165zM823 473c-51 0-90-15-117-45s-40-73-40-131c0-55 14-98 41-127 28-30 67-45 117-45 48 0 85 16 110 48 26 32 38 79 38 140v3h-215c0 32 6 57 18 74 13 16 30 24 52 24 31 0 50-13 58-39l82 7c-23 60-71 91-144 91zM823 180c-21 0-37 7-48 21s-17 34-17 60h130c-2-27-8-47-19-61-12-13-27-20-46-20zM770 100v-10l79-90h80v13l-106 87zM1262 467v-188c0-59-20-89-61-89-20 0-37 9-50 27s-20 42-20 70v180h-87v-261c0-18 0-32-1-44 0-11-1-22-1-31h83c0 4 1 15 2 32s2 28 2 35h1c12-26 26-44 44-56 18-11 39-17 64-17 36 0 63 11 82 33s28 54 28 96v213zM1757 299c0 54-16 97-46 127-30 31-72 47-125 47-52 0-93-16-123-47s-45-73-45-127 15-97 45-128 71-46 125-46c55 0 96 15 125 45s44 73 44 129zM1665 299c0-40-6-69-20-87-13-18-31-27-56-27-53 0-79 38-79 114 0 37 6 66 19 85 13 20 31 29 56 29 53 0 80-38 80-114zM2029 467v-188c0-59-17-89-51-89-17 0-32 9-43 27s-16 41-16 70v180h-88v-261c0-18 0-32-1-44 0-11-1-22-1-31h83c0 4 1 15 2 32s2 28 2 35h1c11-26 24-44 40-56 16-11 35-17 58-17 51 0 82 24 93 73h2c11-26 25-45 41-56s36-17 61-17c33 0 57 11 75 33 17 22 25 54 25 96v213h-86v-188c0-59-17-89-51-89-17 0-31 8-42 25-11 16-16 39-18 68v184zM2565 340v-76h161v76z">
          <text:p/>
        </draw:path>
        <draw:path draw:style-name="gr1" draw:text-style-name="P1" draw:layer="layout" svg:width="1.34cm" svg:height="0.444cm" svg:x="27.982cm" svg:y="18.365cm" svg:viewBox="0 0 1341 445" svg:d="M266 439l-191-337c4 33 6 59 6 79v258h-81v-439h105l193 341c-4-31-6-60-6-85v-256h81v439zM785 270c0 55-15 97-46 128-30 31-72 47-125 47-52 0-93-16-123-47s-45-74-45-128 15-96 45-127 72-46 125-46c55 0 97 15 126 45 28 30 43 73 43 128zM693 270c0-39-6-68-19-86s-32-27-57-27c-53 0-79 38-79 113 0 38 6 66 19 86 13 19 32 29 56 29 54 0 80-38 80-115zM1058 439v-188c0-60-17-89-51-89-17 0-32 9-43 27s-16 41-16 70v180h-88v-261c0-18 0-32 0-44-1-12-1-22-2-31h83c1 4 1 14 3 32 1 17 1 28 1 35h1c11-26 25-44 41-56 16-11 35-17 57-17 51 0 83 24 94 73h1c12-27 25-45 41-56 16-12 37-17 61-17 33 0 58 11 75 33s25 54 25 96v213h-86v-188c0-60-17-89-51-89-17 0-31 8-41 25-11 16-17 39-18 67v185z">
          <text:p/>
        </draw:path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3" draw:text-style-name="P3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4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17T08:48:26.840000000</dc:date>
    <meta:editing-duration>PT23S</meta:editing-duration>
    <meta:editing-cycles>1</meta:editing-cycles>
    <meta:document-statistic meta:object-count="123"/>
    <meta:generator>LibreOffice/7.0.1.2$Windows_X86_64 LibreOffice_project/7cbcfc562f6eb6708b5ff7d7397325de9e764452</meta:generator>
  </office:meta>
</office:document-meta>
</file>